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3f9" officeooo:paragraph-rsid="000183f9"/>
    </style:style>
    <style:style style:name="P2" style:family="paragraph" style:parent-style-name="Preformatted_20_Text">
      <style:text-properties officeooo:rsid="0001c012" officeooo:paragraph-rsid="0001c012"/>
    </style:style>
    <style:style style:name="P3" style:family="paragraph" style:parent-style-name="Preformatted_20_Text">
      <style:text-properties officeooo:rsid="000356a0" officeooo:paragraph-rsid="000356a0"/>
    </style:style>
    <style:style style:name="P4" style:family="paragraph" style:parent-style-name="Preformatted_20_Text">
      <style:text-properties officeooo:rsid="0004e51a" officeooo:paragraph-rsid="0004e51a"/>
    </style:style>
    <style:style style:name="P5" style:family="paragraph" style:parent-style-name="Preformatted_20_Text">
      <style:text-properties officeooo:rsid="0005a8c1" officeooo:paragraph-rsid="0005a8c1"/>
    </style:style>
    <style:style style:name="P6" style:family="paragraph" style:parent-style-name="Preformatted_20_Text">
      <style:text-properties officeooo:rsid="0005edbe" officeooo:paragraph-rsid="0005edbe"/>
    </style:style>
    <style:style style:name="P7" style:family="paragraph" style:parent-style-name="Preformatted_20_Text">
      <style:text-properties officeooo:rsid="00070cb6" officeooo:paragraph-rsid="00070cb6"/>
    </style:style>
    <style:style style:name="P8" style:family="paragraph" style:parent-style-name="Preformatted_20_Text">
      <style:text-properties officeooo:rsid="0008013f" officeooo:paragraph-rsid="0008013f"/>
    </style:style>
    <style:style style:name="P9" style:family="paragraph" style:parent-style-name="Preformatted_20_Text">
      <style:text-properties officeooo:rsid="000b775f" officeooo:paragraph-rsid="000b775f"/>
    </style:style>
    <style:style style:name="P10" style:family="paragraph" style:parent-style-name="Preformatted_20_Text">
      <style:text-properties officeooo:rsid="000c1ad8" officeooo:paragraph-rsid="000c1ad8"/>
    </style:style>
    <style:style style:name="T1" style:family="text">
      <style:text-properties officeooo:rsid="000356a0"/>
    </style:style>
    <style:style style:name="T2" style:family="text">
      <style:text-properties officeooo:rsid="0004e51a"/>
    </style:style>
    <style:style style:name="T3" style:family="text">
      <style:text-properties officeooo:rsid="0005a8c1"/>
    </style:style>
    <style:style style:name="T4" style:family="text">
      <style:text-properties officeooo:rsid="000183f9"/>
    </style:style>
    <style:style style:name="T5" style:family="text">
      <style:text-properties officeooo:rsid="0005edbe"/>
    </style:style>
    <style:style style:name="T6" style:family="text">
      <style:text-properties officeooo:rsid="0007e948"/>
    </style:style>
    <style:style style:name="T7" style:family="text">
      <style:text-properties officeooo:rsid="0008013f"/>
    </style:style>
    <style:style style:name="T8" style:family="text">
      <style:text-properties officeooo:rsid="000c1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ntralData {</text:p>
      <text:p text:style-name="P2"><text:tab/>boardData{}</text:p>
      <text:p text:style-name="P3"><text:tab/>getSquareFromCoordinate()</text:p>
      <text:p text:style-name="P7"><text:tab/>updateAvailableSquares()</text:p>
      <text:p text:style-name="P3"><text:tab/>updateBoard()</text:p>
      <text:p text:style-name="P3">}</text:p>
      <text:p text:style-name="P2"><text:tab/></text:p>
      <text:p text:style-name="P1"/>
      <text:p text:style-name="P1"><text:span text:style-name="T7"><text:tab/></text:span><text:span text:style-name="T3">b</text:span>oard {</text:p>
      <text:p text:style-name="P1"><text:span text:style-name="T7"><text:tab/></text:span><text:tab/>squareFactory()</text:p>
      <text:p text:style-name="P1"><text:span text:style-name="T7"><text:tab/></text:span><text:tab/><text:span text:style-name="T2">runS</text:span>quareGenerator()</text:p>
      <text:p text:style-name="P2"><text:span text:style-name="T7"><text:tab/></text:span>}</text:p>
      <text:p text:style-name="P8"/>
      <text:p text:style-name="P2"><text:span text:style-name="T7"><text:tab/></text:span><text:span text:style-name="T3">p</text:span>ieces {</text:p>
      <text:p text:style-name="P2"><text:span text:style-name="T7"><text:tab/></text:span><text:tab/>constructor()</text:p>
      <text:p text:style-name="P2"><text:span text:style-name="T7"><text:tab/></text:span><text:tab/><text:span text:style-name="T2">list{}</text:span></text:p>
      <text:p text:style-name="P4"><text:tab/><text:span text:style-name="T7"><text:tab/></text:span>placement{}</text:p>
      <text:p text:style-name="P5"><text:span text:style-name="T7"><text:tab/></text:span>}</text:p>
      <text:p text:style-name="P5"/>
      <text:p text:style-name="P5"><text:span text:style-name="T7"><text:tab/></text:span>preparation {</text:p>
      <text:p text:style-name="P5"><text:span text:style-name="T7"><text:tab/></text:span><text:tab/>createBoard<text:span text:style-name="T4">()</text:span></text:p>
      <text:p text:style-name="P5"><text:tab/><text:span text:style-name="T7"><text:tab/></text:span>placePieces()</text:p>
      <text:p text:style-name="P5"><text:span text:style-name="T7"><text:tab/></text:span>}</text:p>
      <text:p text:style-name="P5"/>
      <text:p text:style-name="P5"/>
      <text:p text:style-name="P5"><text:span text:style-name="T7"><text:tab/></text:span>gamePlay{</text:p>
      <text:p text:style-name="P5"><text:tab/><text:span text:style-name="T7"><text:tab/></text:span>checkSquareAction<text:span text:style-name="T5">()</text:span></text:p>
      <text:p text:style-name="P9"><text:tab/><text:tab/><text:tab/><text:span text:style-name="T8">selectPiece()</text:span></text:p>
      <text:p text:style-name="P10"><text:tab/><text:tab/><text:tab/>placePiece()</text:p>
      <text:p text:style-name="P10"><text:tab/><text:tab/><text:tab/>deselectPiece</text:p>
      <text:p text:style-name="P6"><text:tab/><text:span text:style-name="T7"><text:tab/></text:span>selectPiece()</text:p>
      <text:p text:style-name="P6"><text:tab/><text:span text:style-name="T7"><text:tab/></text:span>placePiece()</text:p>
      <text:p text:style-name="P6"><text:tab/><text:span text:style-name="T7"><text:tab/></text:span>deselectPiece()</text:p>
      <text:p text:style-name="P5"><text:span text:style-name="T7"><text:tab/></text:span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3T23:07:05.460030486</dc:date>
    <meta:editing-duration>PT27M12S</meta:editing-duration>
    <meta:editing-cycles>11</meta:editing-cycles>
    <meta:document-statistic meta:table-count="0" meta:image-count="0" meta:object-count="0" meta:page-count="1" meta:paragraph-count="29" meta:word-count="32" meta:character-count="360" meta:non-whitespace-character-count="312"/>
  </office:meta>
</office:document-meta>
</file>